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language="es" fo:country="ES"/>
    </style:style>
    <style:style style:name="P2" style:family="paragraph" style:parent-style-name="Header">
      <style:text-properties fo:language="es" fo:country="ES" officeooo:rsid="00003b19" officeooo:paragraph-rsid="00003b19"/>
    </style:style>
    <style:style style:name="P3" style:family="paragraph" style:parent-style-name="Standard">
      <style:text-properties fo:language="es" fo:country="ES" fo:font-weight="bold" style:font-weight-asian="bold" style:font-weight-complex="bold"/>
    </style:style>
    <style:style style:name="P4" style:family="paragraph" style:parent-style-name="Standard">
      <style:text-properties fo:language="es" fo:country="ES" fo:font-weight="bold" officeooo:rsid="00003b19" officeooo:paragraph-rsid="00003b19" style:font-weight-asian="bold" style:font-weight-complex="bold"/>
    </style:style>
    <style:style style:name="P5" style:family="paragraph" style:parent-style-name="Standard">
      <style:text-properties fo:language="es" fo:country="ES" fo:font-weight="bold" officeooo:rsid="00003b19" officeooo:paragraph-rsid="000194df" style:font-weight-asian="bold" style:font-weight-complex="bold"/>
    </style:style>
    <style:style style:name="P6" style:family="paragraph" style:parent-style-name="Standard">
      <style:text-properties fo:language="es" fo:country="ES" fo:font-weight="bold" officeooo:rsid="00003b19" officeooo:paragraph-rsid="00003b19" fo:background-color="#ffff00" style:font-weight-asian="bold" style:font-weight-complex="bold"/>
    </style:style>
    <style:style style:name="P7" style:family="paragraph" style:parent-style-name="Standard">
      <style:text-properties fo:language="es" fo:country="ES" fo:font-weight="bold" officeooo:rsid="00003b19" officeooo:paragraph-rsid="00003b19" fo:background-color="transparent" style:font-weight-asian="bold" style:font-weight-complex="bold"/>
    </style:style>
    <style:style style:name="P8" style:family="paragraph" style:parent-style-name="Standard">
      <style:text-properties fo:language="es" fo:country="ES" fo:font-weight="normal" officeooo:rsid="00003b19" officeooo:paragraph-rsid="00003b19" style:font-weight-asian="normal" style:font-weight-complex="normal"/>
    </style:style>
    <style:style style:name="P9" style:family="paragraph" style:parent-style-name="Standard">
      <style:text-properties fo:language="es" fo:country="ES" fo:font-weight="normal" officeooo:rsid="00003b19" officeooo:paragraph-rsid="000194df" style:font-weight-asian="normal" style:font-weight-complex="normal"/>
    </style:style>
    <style:style style:name="P10" style:family="paragraph" style:parent-style-name="Standard">
      <style:text-properties fo:language="es" fo:country="ES" fo:font-weight="normal" officeooo:rsid="000402b6" officeooo:paragraph-rsid="000402b6" style:font-weight-asian="normal" style:font-weight-complex="normal"/>
    </style:style>
    <style:style style:name="P11" style:family="paragraph" style:parent-style-name="Standard">
      <style:text-properties fo:language="es" fo:country="ES" fo:font-weight="normal" officeooo:rsid="000492d5" officeooo:paragraph-rsid="000492d5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 Dado el siguiente modelo ER indica si las siguientes afirmaciones son ciertas o falsas:</text:p>
      <text:p text:style-name="P8">Verdadero</text:p>
      <text:p text:style-name="P3">a. Un conductor puede realizar múltiples trayectos.</text:p>
      <text:p text:style-name="P8">Falso</text:p>
      <text:p text:style-name="P3">b. El atributo nº paradas de la entidad Trayecto se ha representado como opcional y debería ser</text:p>
      <text:p text:style-name="P3">derivado.</text:p>
      <text:p text:style-name="P8">Falso</text:p>
      <text:p text:style-name="P3">c. Para poder saber qué conductor pasa por cada parada sería necesario añadir un atributo</text:p>
      <text:p text:style-name="P3">conductor a la entidad Parada.</text:p>
      <text:p text:style-name="P8">Falso</text:p>
      <text:p text:style-name="P3">d. Dado un viajero podemos saber el tipo de los trayectos que ha realizado.</text:p>
      <text:p text:style-name="P8">Verdadero</text:p>
      <text:p text:style-name="P3">e. Un viajero no puede subir y bajar en la misma parada.</text:p>
      <text:p text:style-name="P8">Falso</text:p>
      <text:p text:style-name="P3">f. Un conductor también puede ser viajero ya que la herencia es total.</text:p>
      <text:p text:style-name="P8">Verdadero</text:p>
      <text:p text:style-name="P3">g. El atributo n.º socio podría ser un atributo identificador alternativo.</text:p>
      <text:p text:style-name="P8">Falso</text:p>
      <text:p text:style-name="P8"/>
      <text:p text:style-name="P4">1. Dado el siguiente modelo relacional responde a las siguientes preguntas:</text:p>
      <text:p text:style-name="P4"/>
      <text:p text:style-name="P4">¿Cuántos presentadores diferentes pueden presentar un determinado programa?</text:p>
      <text:p text:style-name="P6">a) Ninguno o 1.</text:p>
      <text:p text:style-name="P4">b) 1 y solo 1.</text:p>
      <text:p text:style-name="P7">c) Ninguno, uno o muchos.</text:p>
      <text:p text:style-name="P4">d) Uno o más de uno.</text:p>
      <text:p text:style-name="P4"/>
      <text:p text:style-name="P4">¿Cuántos programas diferentes puede presentar un mismo presentador?</text:p>
      <text:p text:style-name="P4">a) Ninguno o 1.</text:p>
      <text:p text:style-name="P6">b) 1 y solo 1.</text:p>
      <text:p text:style-name="P4">c) Ninguno, uno o más de uno.</text:p>
      <text:p text:style-name="P4">d) Uno o más de uno.</text:p>
      <text:p text:style-name="P4"/>
      <text:p text:style-name="P4">2. Dado el siguiente modelo relacional responde a las siguientes preguntas:</text:p>
      <text:p text:style-name="P4">¿Cuántos clientes diferentes pueden realizar una misma reserva?</text:p>
      <text:p text:style-name="P4">a) Ninguno o 1.</text:p>
      <text:p text:style-name="P4">b) 1 y solo 1.</text:p>
      <text:p text:style-name="P6">c) Ninguno, uno o más de uno.</text:p>
      <text:p text:style-name="P4">d) Uno o más de uno.</text:p>
      <text:p text:style-name="P4"/>
      <text:p text:style-name="P4"/>
      <text:p text:style-name="P4"/>
      <text:p text:style-name="P4"/>
      <text:p text:style-name="P4"/>
      <text:p text:style-name="P4"><text:soft-page-break/>¿Cuántas reservas puede realizar un mismo cliente?</text:p>
      <text:p text:style-name="P4">a) Ninguna o 1.</text:p>
      <text:p text:style-name="P4">b) 1 y solo 1.</text:p>
      <text:p text:style-name="P6">c) Ninguna, una o más de una.</text:p>
      <text:p text:style-name="P4">d) Una o más de una.</text:p>
      <text:p text:style-name="P4"/>
      <text:p text:style-name="P5">3. Basándote en el siguiente modelo relacional indica qué afirmaciones son ciertas y cuáles son</text:p>
      <text:p text:style-name="P5">falsas.</text:p>
      <text:p text:style-name="P5">a) Un empleado puede trabajar en diferentes proyectos.</text:p>
      <text:p text:style-name="P10">Falso</text:p>
      <text:p text:style-name="P5">b) Un empleado puede reunirse varias veces con un mismo cliente.</text:p>
      <text:p text:style-name="P10">Verdadero</text:p>
      <text:p text:style-name="P5">c) Un mismo cliente puede firmar diferentes contratos.</text:p>
      <text:p text:style-name="P11">Falso</text:p>
      <text:p text:style-name="P5">d) Se puede utilizar un mismo presupuesto en diferentes contratos.</text:p>
      <text:p text:style-name="P9"/>
      <text:p text:style-name="P5">e) Un contrato puede que no haya sido firmado por ningún cliente.</text:p>
      <text:p text:style-name="P9"/>
      <text:p text:style-name="P5">f) Un proyecto solo puede ser dirigido por un empleado que trabaje en él.</text:p>
      <text:p text:style-name="P9"/>
      <text:p text:style-name="P5">g) Pueden existir diferentes contratos sobre un mismo proyecto.</text:p>
      <text:p text:style-name="P9"/>
      <text:p text:style-name="P5">h) Un mismo contrato puede ser firmado por diferentes clientes.</text:p>
      <text:p text:style-name="P9"/>
      <text:p text:style-name="P5">i) A una reunión podría no asistir ningún cliente.</text:p>
      <text:p text:style-name="P9"/>
      <text:p text:style-name="P5">j) Dado un empleado podemos saber quién es el director del proyecto en el que trabaja.</text:p>
      <text:p text:style-name="P9"/>
      <text:p text:style-name="P5">4. Indica si los siguientes grafos relacionales representan correctamente el modelo ER: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s" fo:country="ES" officeooo:rsid="00003b19" officeooo:paragraph-rsid="00003b19"/>
    </style:style>
    <style:style style:name="MP2" style:family="paragraph" style:parent-style-name="Footer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/>
      </style:header-style>
      <style:footer-style>
        <style:header-footer-properties fo:min-height="0cm" fo:margin-top="0.499cm" fo:border-top="0.06pt solid #000000" fo:border-bottom="0.06pt solid #000000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UNIDAD 3: Practica adicional 3<text:tab/>BBDD<text:tab/>1º DAM</text:p>
      </style:header>
      <style:footer>
        <text:p text:style-name="MP2"><text:tab/><text:tab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11-25T12:37:48.041000000</dc:date>
    <meta:editing-duration>PT1H49M33S</meta:editing-duration>
    <meta:editing-cycles>6</meta:editing-cycles>
    <meta:document-statistic meta:table-count="0" meta:image-count="0" meta:object-count="0" meta:page-count="2" meta:paragraph-count="58" meta:word-count="404" meta:character-count="2297" meta:non-whitespace-character-count="1949"/>
  </office:meta>
</office:document-meta>
</file>